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аморізи, кутники та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Лопати, демпф. стрічка, плівка, інш.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5" table:formula="of:=SUM([.C18:.C25])" office:value-type="currency" office:currency="UAH" office:value="31001.3" calcext:value-type="currency">
            <text:p>31 001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5" table:formula="of:=SUM([.C26:.C29])" office:value-type="currency" office:currency="UAH" office:value="36180" calcext:value-type="currency">
            <text:p>36 18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5" table:formula="of:=SUM([.C30:.C35])" office:value-type="currency" office:currency="UAH" office:value="43100" calcext:value-type="currency">
            <text:p>43 10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39])" office:value-type="currency" office:currency="UAH" office:value="379853.95" calcext:value-type="currency">
            <text:p>379 854 грн.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22:46:49.38303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5-17T22:50:31.692052729</dc:date>
    <dc:creator>Віталій </dc:creator>
    <meta:editing-duration>PT51M38S</meta:editing-duration>
    <meta:editing-cycles>11</meta:editing-cycles>
    <meta:document-statistic meta:table-count="1" meta:cell-count="139" meta:object-count="0"/>
  </office:meta>
</office:document-meta>
</file>